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writing-mode="lr-tb"/>
      <style:text-properties style:font-name="Century Gothic1" fo:language="ca" fo:country="ES" officeooo:rsid="00249917" officeooo:paragraph-rsid="0028b1cf"/>
    </style:style>
    <style:style style:name="P2" style:family="paragraph" style:parent-style-name="Standard">
      <style:paragraph-properties style:writing-mode="lr-tb"/>
      <style:text-properties style:font-name="Century Gothic1" fo:language="ca" fo:country="ES" officeooo:rsid="00249917" officeooo:paragraph-rsid="002b6094"/>
    </style:style>
    <style:style style:name="T1" style:family="text">
      <style:text-properties officeooo:rsid="002b60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. Joan Pons Florit</text:p>
      <text:p text:style-name="P1">C/ d’Enmig, 14 <text:s/></text:p>
      <text:p text:style-name="P1">07740 ES MERCADAL</text:p>
      <text:p text:style-name="P1"/>
      <text:p text:style-name="P1">Benvolgut/da,</text:p>
      <text:p text:style-name="P1"/>
      <text:p text:style-name="P1">Ens dirigim per recordar-li que, per tal de poder tramitar correctament el Model 061 de la seva empresa, és necessari que es presenti en aquestes oficines el proper <text:span text:style-name="T1">29/11/2024</text:span>, en horari de <text:span text:style-name="T1">16h</text:span> a <text:span text:style-name="T1">17h</text:span>, per tal de procedir a la signatura d’un document imprescindible per completar la tramitació.</text:p>
      <text:p text:style-name="P1"/>
      <text:p text:style-name="P1">La seva signatura és un tràmit obligatori per poder continuar amb el procés de gestió i completar la documentació requerida. En cas de no presentar-se en la data i hora indicades, l'expedient serà arxivat.</text:p>
      <text:p text:style-name="P1"/>
      <text:p text:style-name="P1">Apreciem la seva col·laboració i quedem a la seva disposició per a qualsevol dubte o aclariment que pugui sorgir.</text:p>
      <text:p text:style-name="P1"/>
      <text:p text:style-name="P1">Atentament, <text:s/></text:p>
      <text:p text:style-name="P2"><text:span text:style-name="T1">Antoni Pons Florit</text:span></text:p>
      <text:p text:style-name="P2"><text:span text:style-name="T1">Cap d’administracio</text:span> <text:s/></text:p>
      <text:p text:style-name="P2">Maó, 5 de <text:span text:style-name="T1">novembre </text:span>de <text:span text:style-name="T1">2024</text:span>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.313535685</meta:creation-date>
    <dc:date>2024-11-05T09:53:07.671136051</dc:date>
    <meta:editing-duration>PT1H16M45S</meta:editing-duration>
    <meta:editing-cycles>9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11" meta:word-count="125" meta:character-count="757" meta:non-whitespace-character-count="635"/>
  </office:meta>
</office:document-meta>
</file>